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5-05-30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5-04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5-03-27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5-02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5-01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12-2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11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10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9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8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7-3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7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6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5-3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4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3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2-2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4-01-3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12-2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11-2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10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9-2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8-29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7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6-2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5-3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4-2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3-2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3-2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2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3-01-3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12-21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11-2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10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08-2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07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06-29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05-3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04-2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03-2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02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2-01-2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12-2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11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10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9-2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8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7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6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5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4-2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3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2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1-01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12-1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11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08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07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07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06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05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04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20-01-2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12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11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10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09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08-1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07-2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06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05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04-2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03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9-02-1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12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11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10-2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9-2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8-22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7-24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6-2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5-22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4-1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3-2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2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8-01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12-1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11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10-24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9-2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8-3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7-2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6-2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5-2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4-25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3-2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2-2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7-01-2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12-2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11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11-0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9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8-23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7-2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6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5-2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4-27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3-24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2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6-01-2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12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11-2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10-2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9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8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7-2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6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5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4-2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3-2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2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5-01-2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12-1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11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10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9-2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8-2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7-28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6-2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5-2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4-2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3-2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2-27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4-01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12-2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11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10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9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8-2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7-1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6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5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4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3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2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3-01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12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11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11-0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9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8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7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6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5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4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3-27 0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2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2-01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12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11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10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09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07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06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05-2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04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03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02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1-01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11-2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10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9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8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7-2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6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5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4-26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3-29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2-2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10-01-26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12-21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11-2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10-26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9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8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7-30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6-2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5-2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4-2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3-2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2-26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9-01-2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12-30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11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10-3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9-26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8-27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7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6-26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5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4-24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2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25071152401</text:p>
          </table:table-cell>
          <table:table-cell office:value-type="string" calcext:value-type="string">
            <text:p>RI-POW <text:s/>551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28" meta:object-count="0"/>
    <meta:user-defined meta:name="AppVersion">3.0</meta:user-defined>
  </office:meta>
</office:document-meta>
</file>